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2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944794" draw:marker-start="" draw:marker-start-width="0.192cm" draw:marker-start-center="false" draw:marker-end="" draw:marker-end-width="0.192cm" draw:marker-end-center="false" draw:fill="solid" draw:fill-color="#0000ff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0.80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Line_20_Style_20_1" svg:stroke-width="0.019cm" svg:stroke-color="#93117d" draw:marker-start="Arrow" draw:marker-start-width="0.101cm" draw:marker-start-center="false" draw:marker-end="Arrow" draw:marker-end-width="0.101cm" draw:marker-end-center="false" draw:stroke-linejoin="round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944794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38cm" fo:min-width="0.981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93117d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93117d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93117d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62cm" svg:height="0.38cm" svg:x="12.221cm" svg:y="13.815cm">
            <draw:text-box>
              <text:p text:style-name="P1"><text:span text:style-name="T1">O</text:span></text:p>
            </draw:text-box>
          </draw:frame>
          <draw:frame draw:style-name="gr2" draw:text-style-name="P2" draw:layer="layout" svg:width="0.249cm" svg:height="0.38cm" svg:x="12.304cm" svg:y="15.724cm">
            <draw:text-box>
              <text:p text:style-name="P1"><text:span text:style-name="T1">D</text:span></text:p>
            </draw:text-box>
          </draw:frame>
          <draw:polygon draw:style-name="gr3" draw:text-style-name="P3" draw:layer="layout" svg:width="3.13cm" svg:height="1.788cm" svg:x="9.095cm" svg:y="14.142cm" svg:viewBox="0 0 3131 1789" draw:points="0,0 3131,0 3131,1789 0,1789">
            <text:p/>
          </draw:polygon>
          <draw:frame draw:style-name="gr4" draw:text-style-name="P4" draw:layer="layout" svg:width="1.304cm" svg:height="0.669cm" draw:transform="rotate (0.523424242673099) translate (9.012cm 15.329cm)">
            <draw:text-box>
              <text:p text:style-name="P1"><text:span text:style-name="T2">4 cm</text:span><text:span text:style-name="T3"> </text:span></text:p>
            </draw:text-box>
          </draw:frame>
          <draw:line draw:style-name="gr5" draw:text-style-name="P5" draw:layer="layout" svg:x1="10.577cm" svg:y1="14.976cm" svg:x2="9.096cm" svg:y2="15.827cm">
            <text:p/>
          </draw:line>
          <draw:frame draw:style-name="gr6" draw:text-style-name="P2" draw:layer="layout" svg:width="0.283cm" svg:height="0.38cm" svg:x="8.827cm" svg:y="13.814cm">
            <draw:text-box>
              <text:p text:style-name="P1"><text:span text:style-name="T1">M</text:span></text:p>
            </draw:text-box>
          </draw:frame>
          <draw:frame draw:style-name="gr7" draw:text-style-name="P2" draw:layer="layout" svg:width="0.204cm" svg:height="0.38cm" svg:x="8.818cm" svg:y="15.724cm">
            <draw:text-box>
              <text:p text:style-name="P1"><text:span text:style-name="T1">E</text:span></text:p>
            </draw:text-box>
          </draw:frame>
          <draw:line draw:style-name="gr8" draw:text-style-name="P5" draw:layer="layout" svg:x1="9.095cm" svg:y1="15.931cm" svg:x2="12.225cm" svg:y2="14.142cm">
            <text:p/>
          </draw:line>
          <draw:line draw:style-name="gr8" draw:text-style-name="P5" draw:layer="layout" svg:x1="9.095cm" svg:y1="14.142cm" svg:x2="12.225cm" svg:y2="15.931cm">
            <text:p/>
          </draw:line>
          <draw:frame draw:style-name="gr9" draw:text-style-name="P2" draw:layer="layout" svg:width="0.683cm" svg:height="0.63cm" svg:x="10.314cm" svg:y="14.973cm">
            <draw:text-box>
              <text:p text:style-name="P1"><text:span text:style-name="T1">L</text:span></text:p>
            </draw:text-box>
          </draw:frame>
          <draw:frame draw:style-name="gr10" draw:text-style-name="P6" draw:layer="layout" svg:width="1.481cm" svg:height="0.588cm" svg:x="10.157cm" svg:y="14.244cm">
            <draw:text-box>
              <text:p text:style-name="P1"><text:span text:style-name="T2">120°</text:span></text:p>
            </draw:text-box>
          </draw:frame>
          <draw:circle draw:style-name="gr11" draw:text-style-name="P5" draw:layer="layout" svg:width="0.537cm" svg:height="0.537cm" svg:x="10.39cm" svg:y="14.768cm" draw:kind="arc" draw:start-angle="29.73" draw:end-angle="150.25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21:29.913183253</meta:creation-date>
    <dc:date>2018-03-12T12:22:26.974401045</dc:date>
    <meta:editing-duration>PT57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